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fo:language="en" fo:country="GB"/>
    </style:style>
    <style:style style:name="P2" style:family="paragraph" style:parent-style-name="Footer">
      <style:text-properties fo:language="en" fo:country="GB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P4" style:family="paragraph" style:parent-style-name="Standard">
      <style:paragraph-properties fo:text-align="end" style:justify-single-word="false"/>
      <style:text-properties fo:color="#eeeeee" style:font-name="Calibri" fo:font-size="12pt" fo:language="en" fo:country="GB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language="en" fo:country="GB"/>
    </style:style>
    <style:style style:name="P6" style:family="paragraph" style:parent-style-name="Standard">
      <style:text-properties fo:text-transform="uppercase" fo:color="#336633" style:font-name="Calibri" fo:font-size="24pt" fo:language="en" fo:country="GB" fo:font-weight="bold" style:font-size-asian="24pt" style:font-weight-asian="bold" style:font-size-complex="24pt" style:font-weight-complex="bold"/>
    </style:style>
    <style:style style:name="P7" style:family="paragraph" style:parent-style-name="Standard">
      <style:text-properties fo:color="#336633" style:font-name="Calibri" fo:font-size="24pt" fo:language="en" fo:country="GB" fo:font-weight="normal" style:font-size-asian="24pt" style:font-weight-asian="normal" style:font-size-complex="24pt" style:font-weight-complex="normal"/>
    </style:style>
    <style:style style:name="P8" style:family="paragraph" style:parent-style-name="Standard">
      <style:text-properties style:font-name="Calibri" fo:font-size="12pt" fo:language="en" fo:country="GB" style:font-size-asian="12pt" style:font-size-complex="12pt"/>
    </style:style>
    <style:style style:name="P9" style:family="paragraph" style:parent-style-name="Standard">
      <style:text-properties style:font-name="DejaVu Sans" fo:font-size="10pt" fo:language="en" fo:country="GB" style:font-size-asian="10pt" style:font-size-complex="10pt"/>
    </style:style>
    <style:style style:name="P10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" fo:font-size="12pt" fo:language="en" fo:country="GB" style:font-size-asian="12pt" style:font-size-complex="12pt"/>
    </style:style>
    <style:style style:name="P11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" fo:font-size="12pt" fo:language="en" fo:country="GB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GB" style:font-size-asian="10pt" style:font-size-complex="10pt"/>
    </style:style>
    <style:style style:name="P13" style:family="paragraph" style:parent-style-name="Notas_20_Informativas">
      <style:text-properties fo:language="en" fo:country="GB"/>
    </style:style>
    <style:style style:name="P14" style:family="paragraph" style:parent-style-name="Titulo">
      <style:text-properties fo:language="en" fo:country="GB"/>
    </style:style>
    <style:style style:name="P15" style:family="paragraph" style:parent-style-name="Text_20_body">
      <style:text-properties fo:color="#336633" fo:font-size="14pt" fo:language="en" fo:country="GB" style:font-size-asian="14pt" style:font-size-complex="14pt"/>
    </style:style>
    <style:style style:name="P16" style:family="paragraph" style:parent-style-name="Text_20_body">
      <style:text-properties fo:language="en" fo:country="GB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language="en" fo:country="GB"/>
    </style:style>
    <style:style style:name="P18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19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language="en" fo:country="GB" fo:font-style="normal" style:text-underline-style="none" fo:font-weight="normal" style:text-blinking="false" fo:background-color="transparent" style:font-size-asian="12pt" style:font-size-complex="12pt"/>
    </style:style>
    <style:style style:name="P20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1" style:family="paragraph" style:parent-style-name="Standard" style:master-page-name="First_20_Page">
      <style:paragraph-properties style:page-number="auto"/>
      <style:text-properties fo:language="en" fo:country="GB"/>
    </style:style>
    <style:style style:name="P22" style:family="paragraph" style:parent-style-name="Standard" style:master-page-name="Standard">
      <style:paragraph-properties style:page-number="auto"/>
      <style:text-properties fo:language="en" fo:country="GB"/>
    </style:style>
    <style:style style:name="P23" style:family="paragraph" style:parent-style-name="Heading_20_1">
      <style:text-properties fo:language="en" fo:country="GB"/>
    </style:style>
    <style:style style:name="P24" style:family="paragraph" style:parent-style-name="Text_20_body" style:list-style-name="L1">
      <style:text-properties fo:language="en" fo:country="GB"/>
    </style:style>
    <style:style style:name="P25" style:family="paragraph" style:parent-style-name="Text_20_body" style:list-style-name="L2">
      <style:text-properties fo:language="en" fo:country="GB" officeooo:rsid="0023d65e" officeooo:paragraph-rsid="0023d65e"/>
    </style:style>
    <style:style style:name="P26" style:family="paragraph" style:parent-style-name="Text_20_body" style:list-style-name="L3">
      <style:text-properties fo:language="en" fo:country="GB" officeooo:rsid="00219e9f" officeooo:paragraph-rsid="00219e9f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Calibri" fo:font-size="12pt" fo:language="en" fo:country="GB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style:text-line-through-style="none" style:text-line-through-type="none" style:font-name="Calibri" fo:font-size="12pt" fo:language="en" fo:country="GB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officeooo:rsid="001dce2c"/>
    </style:style>
    <style:style style:name="T8" style:family="text">
      <style:text-properties officeooo:rsid="00219e9f"/>
    </style:style>
    <style:style style:name="T9" style:family="text">
      <style:text-properties officeooo:rsid="0023d65e"/>
    </style:style>
    <style:style style:name="T10" style:family="text">
      <style:text-properties officeooo:rsid="002459bb"/>
    </style:style>
    <style:style style:name="T11" style:family="text">
      <style:text-properties officeooo:rsid="0026f2b6"/>
    </style:style>
    <style:style style:name="T12" style:family="text">
      <style:text-properties officeooo:rsid="0028edcc"/>
    </style:style>
    <style:style style:name="T13" style:family="text">
      <style:text-properties officeooo:rsid="002c8e0f"/>
    </style:style>
    <style:style style:name="T14" style:family="text">
      <style:text-properties officeooo:rsid="002d231c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7" text:name="NumeroTema"/>
        <text:user-field-decl office:value-type="string" office:string-value="Windows administration -Part 2-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4"/>
          <text:p text:style-name="P4"><text:user-field-get text:name="Modulo">Computer Systems</text:user-field-get></text:p>
          <text:p text:style-name="P4">CFGS DAW</text:p>
        </draw:text-box>
      </draw:frame>
      <text:p text:style-name="P21"><draw:frame draw:style-name="fr2" draw:name="gráficos10" text:anchor-type="paragraph" svg:x="0cm" svg:y="0.056cm" svg:width="9.53cm" svg:height="5.23cm" draw:z-index="1"><draw:image xlink:href="Pictures/10000000000001C2000000F77A83F7227104901F.jpg" xlink:type="simple" xlink:show="embed" xlink:actuate="onLoad" loext:mime-type="image/jpeg"/></draw:frame></text:p>
      <text:p text:style-name="P5"/>
      <text:p text:style-name="P5"/>
      <text:p text:style-name="P5"/>
      <text:p text:style-name="P6">Unit 0<text:span text:style-name="T8">7</text:span>.<text:user-field-get text:name="Tema">Windows administration -Part 2-</text:user-field-get></text:p>
      <text:p text:style-name="P7">Study guid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9">Alfredo Oltra / Sergio García</text:p>
      <text:p text:style-name="P18"><text:span text:style-name="T5"><text:s/></text:span><text:a xlink:type="simple" xlink:href="mailto:mail@ceedcv.e" text:style-name="Internet_20_link" text:visited-style-name="Visited_20_Internet_20_Link">alfredo.oltra</text:a><text:a xlink:type="simple" xlink:href="mailto:mail@ceedcv.e" text:style-name="Internet_20_link" text:visited-style-name="Visited_20_Internet_20_Link">@ceedcv.e</text:a><text:span text:style-name="T6">s</text:span></text:p>
      <text:p text:style-name="P18"><text:span text:style-name="T5"><text:s/></text:span><text:a xlink:type="simple" xlink:href="mailto:sergio.garcia@ceedcv.es" text:style-name="Internet_20_link" text:visited-style-name="Visited_20_Internet_20_Link">sergio.garcia@ceedcv.e</text:a><text:span text:style-name="T5">s</text:span></text:p>
      <text:p text:style-name="P11">201<text:span text:style-name="T14">9</text:span>/20<text:span text:style-name="T14">20</text:span></text:p>
      <text:p text:style-name="P10"><text:tab/><text:tab/><text:tab/><text:tab/><text:tab/><text:tab/><text:tab/><text:tab/><text:tab/><text:tab/>Versión:<text:date style:data-style-name="N104" text:date-value="2019-09-26T12:41:18.422532440">190926</text:date>.<text:time style:data-style-name="N105" text:time-value="2019-09-26T12:41:18.422717261">1240</text:time></text:p>
      <text:p text:style-name="P8"/>
      <text:p text:style-name="P5"/>
      <text:p text:style-name="P5"/>
      <text:p text:style-name="P5"><text:soft-page-break/></text:p>
      <text:p text:style-name="P15">Licencia</text:p>
      <text:p text:style-name="P5"/>
      <text:p text:style-name="P12"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9"/>
      <text:p text:style-name="P9"><text:s/></text:p>
      <text:p text:style-name="P15">Nomenclatura</text:p>
      <text:p text:style-name="P16"/>
      <text:p text:style-name="P16">A lo largo de este tema se utilizarán distintos símbolos para distinguir elementos importantes dentro del contenido. Estos símbolos son:</text:p>
      <text:p text:style-name="P16"/>
      <text:p text:style-name="P13"><text:span text:style-name="T3"> </text:span>Importante</text:p>
      <text:p text:style-name="P17"/>
      <text:p text:style-name="P13"><text:span text:style-name="T3"> </text:span>Atención</text:p>
      <text:p text:style-name="P17"/>
      <text:p text:style-name="P13"><text:span text:style-name="T3"></text:span> <text:s/>Interesante</text:p>
      <text:h text:style-name="P23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0">1. Data<text:tab/>3</text:p>
          <text:p text:style-name="P20">2. Previous knowledge<text:tab/>3</text:p>
          <text:p text:style-name="P20">3. Objectives<text:tab/>3</text:p>
          <text:p text:style-name="P20">4. Contents<text:tab/>3</text:p>
          <text:p text:style-name="P20">5. Activities<text:tab/>3</text:p>
          <text:p text:style-name="P20">6. Recommendations<text:tab/>3</text:p>
        </text:index-body>
      </text:table-of-content>
      <text:p text:style-name="P5"/>
      <text:p text:style-name="P22"/>
      <text:p text:style-name="P5"/>
      <text:p text:style-name="P14">UD0<text:user-field-get text:name="NumeroTema">7</text:user-field-get>. <text:user-field-get text:name="Tema">Windows administration -Part 2-</text:user-field-get></text:p>
      <text:p text:style-name="P14"/>
      <text:h text:style-name="P23" text:outline-level="1">Data</text:h>
      <text:p text:style-name="P16">From <text:span text:style-name="T13">16</text:span>/<text:span text:style-name="T13">12</text:span>/201<text:span text:style-name="T13">8</text:span> to <text:span text:style-name="T13">22</text:span>/<text:span text:style-name="T13">12</text:span>/201<text:span text:style-name="T13">8</text:span>. The length of the unit <text:span text:style-name="T8">(part 2)</text:span> is 1 week (8 hours).</text:p>
      <text:h text:style-name="P23" text:outline-level="1">Previous knowledge</text:h>
      <text:p text:style-name="P16">Previous units, specially unit 0<text:span text:style-name="T9">5 and class notes of part 1 of unit 06</text:span></text:p>
      <text:h text:style-name="P23" text:outline-level="1">Objectives</text:h>
      <text:list xml:id="list1840995604" text:style-name="L1">
        <text:list-item>
          <text:p text:style-name="P24">To learn <text:span text:style-name="T8">basics using Windows 10.</text:span></text:p>
        </text:list-item>
        <text:list-item>
          <text:p text:style-name="P24"><text:span text:style-name="T8">To learn how to use command console</text:span>.</text:p>
        </text:list-item>
      </text:list>
      <text:h text:style-name="P23" text:outline-level="1">Contents</text:h>
      <text:list xml:id="list1186133823" text:style-name="L2">
        <text:list-item>
          <text:p text:style-name="P25">System <text:span text:style-name="T10">properties</text:span></text:p>
        </text:list-item>
        <text:list-item>
          <text:p text:style-name="P25">Security manager</text:p>
        </text:list-item>
        <text:list-item>
          <text:p text:style-name="P25">Disk management</text:p>
        </text:list-item>
        <text:list-item>
          <text:p text:style-name="P25">Msconfig</text:p>
        </text:list-item>
      </text:list>
      <text:h text:style-name="P23" text:outline-level="1">Activities</text:h>
      <text:list xml:id="list3158132401" text:style-name="L3">
        <text:list-item>
          <text:p text:style-name="P26">Research and development activities<text:span text:style-name="T7">.</text:span></text:p>
        </text:list-item>
      </text:list>
      <text:h text:style-name="P23" text:outline-level="1">Recommendations</text:h>
      <text:p text:style-name="P16">Try to follow visual guides and video tutorials about how to assemble a computer, because text is not enough to understand whole process.</text:p>
      <text:p text:style-name="P16">The activities help you <text:span text:style-name="T12">to order</text:span> and clarify ideas. Besides, there are test<text:span text:style-name="T12">s</text:span> to help you <text:span text:style-name="T12">to check</text:span> your knowledg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GB"/>
    </style:style>
    <style:style style:name="MP2" style:family="paragraph" style:parent-style-name="Footer">
      <style:text-properties fo:language="en" fo:country="GB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Computer Systems" text:name="Modulo"/>
          <text:user-field-decl office:value-type="string" office:string-value="7" text:name="NumeroTema"/>
          <text:user-field-decl office:value-type="string" office:string-value="Windows administration -Part 2-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7</text:user-field-get></text:span><text:span text:style-name="MT1">. </text:span><text:span text:style-name="MT1"><text:user-field-get text:name="Tema">Windows administration -Part 2-</text:user-field-get></text:span></text:p>
      </style:header>
      <style:footer>
        <text:user-field-decls>
          <text:user-field-decl office:value-type="string" office:string-value="7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7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MP1"/>
      </style:header>
      <style:footer>
        <text:p text:style-name="MP3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5T13:17:11.549477348</meta:creation-date>
    <meta:editing-duration>P1DT15H15M24S</meta:editing-duration>
    <meta:editing-cycles>35</meta:editing-cycles>
    <meta:generator>LibreOffice/6.3.1.2$Linux_X86_64 LibreOffice_project/30$Build-2</meta:generator>
    <dc:title>Plantilla CEED</dc:title>
    <dc:date>2019-09-26T12:41:06.784014933</dc:date>
    <meta:print-date>2016-11-26T23:55:33.915000000</meta:print-date>
    <meta:document-statistic meta:table-count="0" meta:image-count="1" meta:object-count="0" meta:page-count="3" meta:paragraph-count="45" meta:word-count="250" meta:character-count="1571" meta:non-whitespace-character-count="1358"/>
    <meta:template xlink:type="simple" xlink:actuate="onRequest" xlink:title="Plantilla CEED" xlink:href="../../.config/libreoffice/4/user/template/Plantilla%20CEED.ott" meta:date="2016-09-15T13:17:11.020000000"/>
  </office:meta>
</office:document-meta>
</file>